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0000000100CCBF2535A4D034EE.png" manifest:media-type="image/png"/>
  <manifest:file-entry manifest:full-path="Pictures/100000000000010000000100B7E3604161CB9842.png" manifest:media-type="image/png"/>
  <manifest:file-entry manifest:full-path="Pictures/100000000000010000000100CDC5E7656FC8A35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源暎ラテゴ" svg:font-family="源暎ラテゴ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449cm"/>
      <style:paragraph-properties style:writing-mode="lr-tb"/>
    </style:style>
    <style:style style:name="gr4" style:family="graphic" style:parent-style-name="standard">
      <style:graphic-properties draw:stroke="none" draw:textarea-horizontal-align="justify" draw:textarea-vertical-align="middle" draw:auto-grow-height="false" fo:min-height="0.75cm" fo:min-width="1.863cm"/>
    </style:style>
    <style:style style:name="gr5" style:family="graphic" style:parent-style-name="standard">
      <style:graphic-properties draw:stroke="none" svg:stroke-color="#000000" draw:fill="none" draw:fill-color="#ffffff" fo:min-height="1.34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2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40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15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50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源暎ラテゴ" style:font-name-asian="源暎ラテゴ"/>
    </style:style>
    <style:style style:name="P3" style:family="paragraph">
      <loext:graphic-properties draw:fill="none" draw:fill-color="#ffffff"/>
      <style:text-properties style:font-name="源暎ラテゴ" style:font-name-asian="源暎ラテゴ"/>
    </style:style>
    <style:style style:name="P4" style:family="paragraph">
      <style:paragraph-properties fo:text-align="center"/>
      <style:text-properties style:font-name="源暎ラテゴ" style:font-name-asian="源暎ラテゴ"/>
    </style:style>
    <style:style style:name="P5" style:family="paragraph">
      <loext:graphic-properties draw:fill="none" draw:fill-color="#ffffff"/>
      <style:paragraph-properties fo:text-align="center"/>
      <style:text-properties style:font-name="源暎ラテゴ" style:font-name-asian="源暎ラテゴ"/>
    </style:style>
    <style:style style:name="P6" style:family="paragraph">
      <style:text-properties fo:color="#ffffff" loext:opacity="100%" style:font-name="源暎ラテゴ" fo:font-weight="bold" style:font-name-asian="源暎ラテゴ" style:font-weight-asian="bold" style:font-weight-complex="bold"/>
    </style:style>
    <style:style style:name="P7" style:family="paragraph">
      <loext:graphic-properties draw:fill="none" draw:fill-color="#ffffff"/>
      <style:text-properties fo:color="#ffffff" loext:opacity="100%" style:font-name="源暎ラテゴ" fo:font-weight="bold" style:font-name-asian="源暎ラテゴ" style:font-weight-asian="bold" style:font-weight-complex="bold"/>
    </style:style>
    <style:style style:name="T1" style:family="text">
      <style:text-properties style:font-name="源暎ラテゴ" fo:font-size="26pt" style:font-name-asian="源暎ラテゴ" style:font-size-asian="26pt" style:font-size-complex="26pt"/>
    </style:style>
    <style:style style:name="T2" style:family="text">
      <style:text-properties style:font-name="源暎ラテゴ" fo:font-size="32pt" fo:font-weight="bold" style:font-name-asian="源暎ラテゴ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753cm" svg:height="5.753cm" svg:x="2.3cm" svg:y="3.947cm">
          <draw:image xlink:href="Pictures/100000000000010000000100CDC5E7656FC8A35A.png" xlink:type="simple" xlink:show="embed" xlink:actuate="onLoad" draw:mime-type="image/png">
            <text:p/>
          </draw:image>
        </draw:frame>
        <draw:frame draw:style-name="gr1" draw:text-style-name="P1" draw:layer="layout" svg:width="5.753cm" svg:height="5.753cm" svg:x="13.405cm" svg:y="4cm">
          <draw:image xlink:href="Pictures/100000000000010000000100B7E3604161CB9842.png" xlink:type="simple" xlink:show="embed" xlink:actuate="onLoad" draw:mime-type="image/png">
            <text:p/>
          </draw:image>
        </draw:frame>
        <draw:frame draw:style-name="gr1" draw:text-style-name="P1" draw:layer="layout" svg:width="5.753cm" svg:height="5.753cm" svg:x="24.558cm" svg:y="4.047cm">
          <draw:image xlink:href="Pictures/100000000000010000000100CCBF2535A4D034EE.png" xlink:type="simple" xlink:show="embed" xlink:actuate="onLoad" draw:mime-type="image/png">
            <text:p/>
          </draw:image>
        </draw:frame>
        <draw:frame draw:style-name="gr2" draw:text-style-name="P3" draw:layer="layout" svg:width="4.2cm" svg:height="1.475cm" svg:x="3.158cm" svg:y="2.3cm">
          <draw:text-box>
            <text:p text:style-name="P2"><text:span text:style-name="T1">入力画像</text:span></text:p>
          </draw:text-box>
        </draw:frame>
        <draw:frame draw:style-name="gr3" draw:text-style-name="P5" draw:layer="layout" svg:width="5.1cm" svg:height="2.699cm" svg:x="8.158cm" svg:y="3.101cm">
          <draw:text-box>
            <text:p text:style-name="P4"><text:span text:style-name="T1">横方向に</text:span></text:p>
            <text:p text:style-name="P4"><text:span text:style-name="T1">FWT</text:span></text:p>
          </draw:text-box>
        </draw:frame>
        <draw:custom-shape draw:style-name="gr4" draw:text-style-name="P1" draw:layer="layout" svg:width="2.7cm" svg:height="2cm" svg:x="9.458cm" svg:y="5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2.7cm" svg:height="2cm" svg:x="9.459cm" svg:y="5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16.4cm" svg:height="1.599cm" svg:x="7.958cm" svg:y="10.401cm">
          <draw:text-box>
            <text:p text:style-name="P4"><text:span text:style-name="T1">（適用順序は順不同：縦→横でも可）</text:span></text:p>
          </draw:text-box>
        </draw:frame>
        <draw:frame draw:style-name="gr3" draw:text-style-name="P5" draw:layer="layout" svg:width="5.1cm" svg:height="2.699cm" svg:x="19.158cm" svg:y="3.2cm">
          <draw:text-box>
            <text:p text:style-name="P4"><text:span text:style-name="T1">縦方向に</text:span></text:p>
            <text:p text:style-name="P4"><text:span text:style-name="T1">FWT</text:span></text:p>
          </draw:text-box>
        </draw:frame>
        <draw:custom-shape draw:style-name="gr4" draw:text-style-name="P1" draw:layer="layout" svg:width="2.7cm" svg:height="2cm" svg:x="20.459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3" draw:layer="layout" svg:width="6.8cm" svg:height="1.475cm" svg:x="24.258cm" svg:y="2.325cm">
          <draw:text-box>
            <text:p text:style-name="P2"><text:span text:style-name="T1">2</text:span><text:span text:style-name="T1">次元</text:span><text:span text:style-name="T1">FWT</text:span><text:span text:style-name="T1">結果</text:span></text:p>
          </draw:text-box>
        </draw:frame>
        <draw:frame draw:style-name="gr7" draw:text-style-name="P7" draw:layer="layout" svg:width="4.2cm" svg:height="1.754cm" svg:x="25.758cm" svg:y="5.446cm">
          <draw:text-box draw:corner-radius="1.957cm">
            <text:p text:style-name="P6"><text:span text:style-name="T2">①</text:span></text:p>
          </draw:text-box>
        </draw:frame>
        <draw:frame draw:style-name="gr8" draw:text-style-name="P7" draw:layer="layout" svg:width="4.2cm" svg:height="1.754cm" svg:x="25.858cm" svg:y="8.2cm">
          <draw:text-box draw:corner-radius="1.957cm">
            <text:p text:style-name="P6"><text:span text:style-name="T2">③</text:span></text:p>
          </draw:text-box>
        </draw:frame>
        <draw:frame draw:style-name="gr9" draw:text-style-name="P7" draw:layer="layout" svg:width="3.2cm" svg:height="1.754cm" svg:x="28.758cm" svg:y="5.446cm">
          <draw:text-box draw:corner-radius="1.957cm">
            <text:p text:style-name="P6"><text:span text:style-name="T2">②</text:span></text:p>
          </draw:text-box>
        </draw:frame>
        <draw:frame draw:style-name="gr8" draw:text-style-name="P7" draw:layer="layout" svg:width="4.2cm" svg:height="1.754cm" svg:x="28.8cm" svg:y="8.246cm">
          <draw:text-box draw:corner-radius="1.957cm">
            <text:p text:style-name="P6"><text:span text:style-name="T2">④</text:span></text:p>
          </draw:text-box>
        </draw:frame>
        <draw:frame draw:style-name="gr2" draw:text-style-name="P3" draw:layer="layout" svg:width="4.2cm" svg:height="1.475cm" svg:x="14.358cm" svg:y="2.325cm">
          <draw:text-box>
            <text:p text:style-name="P2"><text:span text:style-name="T1">中間結果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源暎ラテゴ" svg:font-family="源暎ラテゴ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5-30T01:25:00.531526500</meta:creation-date>
    <dc:date>2021-05-30T02:00:13.519305705</dc:date>
    <meta:editing-duration>PT35M9S</meta:editing-duration>
    <meta:editing-cycles>10</meta:editing-cycles>
    <meta:generator>LibreOffice/7.0.4.2$MacOSX_X86_64 LibreOffice_project/dcf040e67528d9187c66b2379df5ea4407429775</meta:generator>
    <meta:document-statistic meta:object-count="16"/>
  </office:meta>
</office:document-meta>
</file>